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b42" officeooo:paragraph-rsid="00109b42"/>
    </style:style>
    <style:style style:name="P2" style:family="paragraph" style:parent-style-name="Standard">
      <style:text-properties fo:font-weight="bold" officeooo:rsid="00112436" officeooo:paragraph-rsid="00112436" style:font-weight-asian="bold" style:font-weight-complex="bold"/>
    </style:style>
    <style:style style:name="P3" style:family="paragraph" style:parent-style-name="Standard">
      <style:text-properties fo:font-weight="bold" officeooo:rsid="0012d270" officeooo:paragraph-rsid="0012d270" style:font-weight-asian="bold" style:font-weight-complex="bold"/>
    </style:style>
    <style:style style:name="P4" style:family="paragraph" style:parent-style-name="Standard">
      <style:text-properties fo:font-weight="normal" officeooo:rsid="00112436" officeooo:paragraph-rsid="00112436" style:font-weight-asian="normal" style:font-weight-complex="normal"/>
    </style:style>
    <style:style style:name="P5" style:family="paragraph" style:parent-style-name="Standard">
      <style:text-properties fo:font-weight="normal" officeooo:rsid="0012d270" officeooo:paragraph-rsid="0012d270" style:font-weight-asian="normal" style:font-weight-complex="normal"/>
    </style:style>
    <style:style style:name="P6" style:family="paragraph" style:parent-style-name="Standard">
      <style:text-properties fo:font-weight="normal" officeooo:rsid="0013090f" officeooo:paragraph-rsid="0013090f" style:font-weight-asian="normal" style:font-weight-complex="normal"/>
    </style:style>
    <style:style style:name="P7" style:family="paragraph" style:parent-style-name="Standard">
      <style:text-properties fo:font-weight="normal" officeooo:rsid="00112436" officeooo:paragraph-rsid="00112436" style:font-weight-asian="normal" style:font-weight-complex="normal"/>
    </style:style>
    <style:style style:name="P8" style:family="paragraph" style:parent-style-name="Standard">
      <style:text-properties fo:font-weight="normal" officeooo:rsid="0013090f" officeooo:paragraph-rsid="0013090f" fo:background-color="#fff20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fd98" style:font-weight-asian="normal" style:font-weight-complex="normal"/>
    </style:style>
    <style:style style:name="T3" style:family="text">
      <style:text-properties officeooo:rsid="0016fd98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asticidad: El concepto de elasticidad el precio fue desarrolado por Alfred Marchall con el f<text:span text:style-name="T3">i</text:span>n de estimar la sensibilidad que muestra la cantidad que se toma ante los pequeños cambios registrados por el precio.</text:p>
      <text:p text:style-name="P1"/>
      <text:p text:style-name="P1">Medidada o cambio porcentual en la cantidad demandada y ofrecida cuando varia el precio. Esta <text:span text:style-name="T5">mide la sensibilidad de la cantidad demandada u ofrecida cuando se origina un cambio en el precio.</text:span></text:p>
      <text:p text:style-name="P1"/>
      <text:p text:style-name="P1"/>
      <text:p text:style-name="P1">Fórmula:</text:p>
      <text:p text:style-name="P1"/>
      <text:p text:style-name="P1"><draw:frame draw:style-name="fr1" draw:name="Objeto1" text:anchor-type="as-char" svg:y="-0.66cm" svg:width="8.916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2">Perfectamente inelastica (Demanda): <text:span text:style-name="T1">Es decir que ningún cambio en el precio puede hacer que los demandantes adquieran mayor o menor cantida</text:span><text:span text:style-name="T2">d</text:span><text:span text:style-name="T1"> del producto.</text:span></text:p>
      <text:p text:style-name="P4"><draw:frame draw:style-name="fr1" draw:name="Objeto2" text:anchor-type="as-char" svg:y="-0.619cm" svg:width="4.173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">Perfectamente inelastica (Oferta): <text:span text:style-name="T1">Es decir que ningun cambio en el precio puede hacer que los ofertantes ofrezcan mayor o menor cantidad del producto.</text:span></text:p>
      <text:p text:style-name="P4"/>
      <text:p text:style-name="P2">Elasticidad unitaria (Demanda):</text:p>
      <text:p text:style-name="P4"><text:s/>Es decir a un cambio dado en el precio corresponde un mismo cambio porcentual en la cantidad demandada. Agua, telefono</text:p>
      <text:p text:style-name="P4"><draw:frame draw:style-name="fr1" draw:name="Objeto3" text:anchor-type="as-char" svg:y="-0.619cm" svg:width="4.838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>Elasticidad unitaria (Oferta):</text:p>
      <text:p text:style-name="P2"/>
      <text:p text:style-name="P4">Es decir a un mismo precio dado, la cantidad ofrecida crece indefinidamente: productos de moda, tranporte público.</text:p>
      <text:p text:style-name="P4"/>
      <text:p text:style-name="P4"><draw:frame draw:style-name="fr1" draw:name="Objeto4" text:anchor-type="as-char" svg:y="-0.619cm" svg:width="1.843cm" svg:height="0.99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">Estos tipos de elesaticidad no existen en el mercado REAL. :( Pero nos siben de base para comparación.</text:p>
      <text:p text:style-name="P2"/>
      <text:p text:style-name="P2">Relativamente elastica(Demanda):</text:p>
      <text:p text:style-name="P4">Un pequeño cambio en el precio corresponde un gran cambio en la cantidad demandada: carnes frias.</text:p>
      <text:p text:style-name="P4"><draw:frame draw:style-name="fr1" draw:name="Objeto5" text:anchor-type="as-char" svg:y="-0.619cm" svg:width="1.782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">Relativamente Elástica(Oferta):</text:p>
      <text:p text:style-name="P4">A un pequeñ<text:span text:style-name="T3">o</text:span> cambio en el precio corresponde un gran cambio en la cantidad ofrecida: articulos de temporada. </text:p>
      <text:p text:style-name="P4"><draw:frame draw:style-name="fr1" draw:name="Objeto6" text:anchor-type="as-char" svg:y="-0.619cm" svg:width="1.431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4"/>
      <text:p text:style-name="P4"/>
      <text:p text:style-name="P4"><text:soft-page-break/><text:s/></text:p>
      <text:p text:style-name="P3">Relativamente inelastica (Demanda):</text:p>
      <text:p text:style-name="P5">Es decir que a un gran cambio en el precio corresponde un pequeño cambio en la cantidad demandada: libros.</text:p>
      <text:p text:style-name="P5"><draw:frame draw:style-name="fr1" draw:name="Objeto7" text:anchor-type="as-char" svg:y="-0.619cm" svg:width="1.782cm" svg:height="0.99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">Relativamente inelastica (Oferta):</text:p>
      <text:p text:style-name="P5">Es decir a un gran cambio en el precio corresponde un pequeñ cambio en la cantidad ofrecida.</text:p>
      <text:p text:style-name="P5"><draw:frame draw:style-name="fr1" draw:name="Objeto8" text:anchor-type="as-char" svg:y="-0.619cm" svg:width="1.431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5"/>
      <text:p text:style-name="P5">A lo largo de una curva de oferta y demanda, podemos encotrar diferentes elasticidades, para o cual, se puede utilizar las siguiente formula para calcular la elasticidad de los puntos de interés.</text:p>
      <text:p text:style-name="P5"/>
      <text:p text:style-name="P5"><draw:frame draw:style-name="fr1" draw:name="Objeto9" text:anchor-type="as-char" svg:y="-0.683cm" svg:width="4.26cm" svg:height="1.12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8">Para efectos de in<text:span text:style-name="T3">t</text:span>erpretacion en elasticidad, considerar el valor absoluto</text:p>
      <text:p text:style-name="P6">NO redondear.</text:p>
      <text:p text:style-name="P6">Cuatro digitos despues del punto decimal.</text:p>
      <text:p text:style-name="P6">No trabajar con fracc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3:15:37.675221940</meta:creation-date>
    <dc:date>2021-01-17T21:34:01.578892050</dc:date>
    <meta:editing-duration>PT1H28M45S</meta:editing-duration>
    <meta:editing-cycles>3</meta:editing-cycles>
    <meta:generator>LibreOffice/6.0.7.3$Linux_X86_64 LibreOffice_project/00m0$Build-3</meta:generator>
    <meta:document-statistic meta:table-count="0" meta:image-count="0" meta:object-count="9" meta:page-count="2" meta:paragraph-count="33" meta:word-count="308" meta:character-count="2000" meta:non-whitespace-character-count="1712"/>
  </office:meta>
</office:document-meta>
</file>

<file path=Object 1/content.xml><?xml version="1.0" encoding="utf-8"?>
<math xmlns="http://www.w3.org/1998/Math/MathML" display="block">
  <semantics>
    <mrow>
      <mi>E</mi>
      <mo stretchy="false">=</mo>
      <mfrac>
        <mrow>
          <mi mathvariant="normal">Δ</mi>
          <mtext>%</mtext>
          <mi mathvariant="italic">Cantidad</mi>
          <mi mathvariant="italic">demandada</mi>
          <mrow>
            <mo fence="true" stretchy="false">(</mo>
            <mrow>
              <mi mathvariant="italic">QD</mi>
            </mrow>
            <mo fence="true" stretchy="false">)</mo>
          </mrow>
          <mi>u</mi>
          <mi mathvariant="italic">ofrecida</mi>
          <mrow>
            <mo fence="true" stretchy="false">(</mo>
            <mrow>
              <mi mathvariant="italic">QO</mi>
            </mrow>
            <mo fence="true" stretchy="false">)</mo>
          </mrow>
        </mrow>
        <mrow>
          <mi mathvariant="normal">Δ</mi>
          <mtext>%</mtext>
          <mi mathvariant="italic">Precio</mi>
        </mrow>
      </mfrac>
    </mrow>
    <annotation encoding="StarMath 5.0">E= { %DELTA % Cantidad demandada(QD) u ofrecida(QO)} over {%DELTA % Precio} </annotation>
  </semantics>
</math>
</file>

<file path=Object 2/content.xml><?xml version="1.0" encoding="utf-8"?>
<math xmlns="http://www.w3.org/1998/Math/MathML" display="block">
  <semantics>
    <mrow>
      <mfrac>
        <mrow>
          <mi mathvariant="normal">Δ</mi>
          <mi>%</mi>
        </mrow>
        <mrow>
          <mi mathvariant="normal">Δ</mi>
          <mi>%</mi>
        </mrow>
      </mfrac>
      <mi mathvariant="italic">porque</mi>
      <mi mathvariant="normal">Δ</mi>
      <mrow>
        <mi>%</mi>
        <mo stretchy="false">=</mo>
        <mn>0</mn>
      </mrow>
    </mrow>
    <annotation encoding="StarMath 5.0">{%DELTA %Q  } over {%DELTA%P  } porque %DELTA%Q = 0</annotation>
  </semantics>
</math>
</file>

<file path=Object 3/content.xml><?xml version="1.0" encoding="utf-8"?>
<math xmlns="http://www.w3.org/1998/Math/MathML" display="block">
  <semantics>
    <mrow>
      <mrow>
        <mfrac>
          <mrow>
            <mi mathvariant="normal">Δ</mi>
            <mi>%</mi>
          </mrow>
          <mrow>
            <mi mathvariant="normal">Δ</mi>
            <mi>%</mi>
          </mrow>
        </mfrac>
        <mo stretchy="false">=</mo>
        <mi mathvariant="normal">∞</mi>
      </mrow>
      <mi mathvariant="italic">porque</mi>
      <mi mathvariant="normal">Δ</mi>
      <mrow>
        <mi>%</mi>
        <mo stretchy="false">=</mo>
        <mn>1</mn>
      </mrow>
    </mrow>
    <annotation encoding="StarMath 5.0">{%DELTA %Q  } over {%DELTA%P  } = %infinite  porque %DELTA%Q = 1
</annotation>
  </semantics>
</math>
</file>

<file path=Object 4/content.xml><?xml version="1.0" encoding="utf-8"?>
<math xmlns="http://www.w3.org/1998/Math/MathML" display="block">
  <semantics>
    <mrow>
      <mfrac>
        <mrow>
          <mi mathvariant="normal">Δ</mi>
          <mi>%</mi>
        </mrow>
        <mi>P</mi>
      </mfrac>
      <mo stretchy="false">=</mo>
      <mn>1</mn>
    </mrow>
    <annotation encoding="StarMath 5.0">{%DELTA %Q  } over {P } = 1
</annotation>
  </semantics>
</math>
</file>

<file path=Object 5/content.xml><?xml version="1.0" encoding="utf-8"?>
<math xmlns="http://www.w3.org/1998/Math/MathML" display="block">
  <semantics>
    <mrow>
      <mfrac>
        <mrow>
          <mi mathvariant="normal">Δ</mi>
          <mi>%</mi>
        </mrow>
        <mrow>
          <mi mathvariant="normal">Δ</mi>
          <mi>%</mi>
        </mrow>
      </mfrac>
      <mo stretchy="false">&gt;</mo>
      <mn>1</mn>
    </mrow>
    <annotation encoding="StarMath 5.0">{%DELTA %Q  } over {%DELTA%P  } &gt; 1
</annotation>
  </semantics>
</math>
</file>

<file path=Object 6/content.xml><?xml version="1.0" encoding="utf-8"?>
<math xmlns="http://www.w3.org/1998/Math/MathML" display="block">
  <semantics>
    <mrow>
      <mfrac>
        <mrow>
          <mi mathvariant="normal">Δ</mi>
          <mi>Q</mi>
        </mrow>
        <mrow>
          <mi mathvariant="normal">Δ</mi>
          <mi>P</mi>
        </mrow>
      </mfrac>
      <mo stretchy="false">&gt;</mo>
      <mn>1</mn>
    </mrow>
    <annotation encoding="StarMath 5.0">{%DELTA Q  } over {%DELTA P} &gt; 1
</annotation>
  </semantics>
</math>
</file>

<file path=Object 7/content.xml><?xml version="1.0" encoding="utf-8"?>
<math xmlns="http://www.w3.org/1998/Math/MathML" display="block">
  <semantics>
    <mrow>
      <mfrac>
        <mrow>
          <mi mathvariant="normal">Δ</mi>
          <mi>%</mi>
        </mrow>
        <mrow>
          <mi mathvariant="normal">Δ</mi>
          <mi>%</mi>
        </mrow>
      </mfrac>
      <mo stretchy="false">&lt;</mo>
      <mn>1</mn>
    </mrow>
    <annotation encoding="StarMath 5.0">{%DELTA %Q  } over {%DELTA%P  } &lt; 1
</annotation>
  </semantics>
</math>
</file>

<file path=Object 8/content.xml><?xml version="1.0" encoding="utf-8"?>
<math xmlns="http://www.w3.org/1998/Math/MathML" display="block">
  <semantics>
    <mrow>
      <mfrac>
        <mrow>
          <mi mathvariant="normal">Δ</mi>
          <mi>Q</mi>
        </mrow>
        <mrow>
          <mi mathvariant="normal">Δ</mi>
          <mi>P</mi>
        </mrow>
      </mfrac>
      <mo stretchy="false">&lt;</mo>
      <mn>1</mn>
    </mrow>
    <annotation encoding="StarMath 5.0">{%DELTA Q  } over {%DELTA P  } &lt; 1
</annotation>
  </semantics>
</math>
</file>

<file path=Object 9/content.xml><?xml version="1.0" encoding="utf-8"?>
<math xmlns="http://www.w3.org/1998/Math/MathML" display="block">
  <semantics>
    <mrow>
      <mi>E</mi>
      <mo stretchy="false">=</mo>
      <mrow>
        <mrow>
          <mo fence="true" stretchy="false">(</mo>
          <mrow>
            <mfrac>
              <mrow>
                <msub>
                  <mi>Q</mi>
                  <mi>a</mi>
                </msub>
                <mo stretchy="false">−</mo>
                <msub>
                  <mi>Q</mi>
                  <mi>b</mi>
                </msub>
              </mrow>
              <mrow>
                <msub>
                  <mi>P</mi>
                  <mi>a</mi>
                </msub>
                <mo stretchy="false">−</mo>
                <msub>
                  <mi>P</mi>
                  <mi>b</mi>
                </msub>
              </mrow>
            </mfrac>
          </mrow>
          <mo fence="true" stretchy="false">)</mo>
        </mrow>
        <mo stretchy="false">/</mo>
        <mrow>
          <mo fence="true" stretchy="false">(</mo>
          <mrow>
            <mfrac>
              <mrow>
                <msub>
                  <mi>P</mi>
                  <mn>1</mn>
                </msub>
                <mo stretchy="false">−</mo>
                <msub>
                  <mi>P</mi>
                  <mn>2</mn>
                </msub>
              </mrow>
              <mrow>
                <msub>
                  <mi>P</mi>
                  <mn>1</mn>
                </msub>
                <mo stretchy="false">+</mo>
                <msub>
                  <mi>P</mi>
                  <mn>2</mn>
                </msub>
              </mrow>
            </mfrac>
          </mrow>
          <mo fence="true" stretchy="false">)</mo>
        </mrow>
      </mrow>
    </mrow>
    <annotation encoding="StarMath 5.0">E = ({ Q_{a} -Q_b } over {P_a-P_b} )/({ P_1-P_2 } over{ P_1+P_2 })

</annotation>
  </semantics>
</math>
</file>